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table:number-columns-repeated="3"/>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table:number-columns-repeated="4"/>
        </table:table-row>
        <table:table-row table:style-name="ro1">
          <table:table-cell office:value-type="float" office:value="20190607" calcext:value-type="float">
            <text:p>20190607</text:p>
          </table:table-cell>
          <table:table-cell table:number-columns-repeated="4"/>
        </table:table-row>
        <table:table-row table:style-name="ro1">
          <table:table-cell office:value-type="float" office:value="20190608" calcext:value-type="float">
            <text:p>20190608</text:p>
          </table:table-cell>
          <table:table-cell table:number-columns-repeated="3"/>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table:number-columns-repeated="4"/>
        </table:table-row>
        <table:table-row table:style-name="ro1">
          <table:table-cell office:value-type="float" office:value="20190610" calcext:value-type="float">
            <text:p>20190610</text:p>
          </table:table-cell>
          <table:table-cell table:number-columns-repeated="4"/>
        </table:table-row>
        <table:table-row table:style-name="ro1">
          <table:table-cell office:value-type="float" office:value="20190611" calcext:value-type="float">
            <text:p>20190611</text:p>
          </table:table-cell>
          <table:table-cell table:number-columns-repeated="4"/>
        </table:table-row>
        <table:table-row table:style-name="ro1">
          <table:table-cell office:value-type="float" office:value="20190612" calcext:value-type="float">
            <text:p>20190612</text:p>
          </table:table-cell>
          <table:table-cell table:number-columns-repeated="3"/>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table:number-columns-repeated="4"/>
        </table:table-row>
        <table:table-row table:style-name="ro1">
          <table:table-cell office:value-type="float" office:value="20190614" calcext:value-type="float">
            <text:p>20190614</text:p>
          </table:table-cell>
          <table:table-cell table:number-columns-repeated="3"/>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table:number-columns-repeated="3"/>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1">00/00/0000</text:date>, <text:time style:data-style-name="N2" text:time-value="18:22:47.7029952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1T19:10:58.325845099</dc:date>
    <meta:editing-duration>P3DT2H45M44S</meta:editing-duration>
    <meta:editing-cycles>289</meta:editing-cycles>
    <meta:generator>LibreOffice/6.3.4.2.0$Linux_X86_64 LibreOffice_project/30$Build-2</meta:generator>
    <meta:document-statistic meta:table-count="1" meta:cell-count="966" meta:object-count="0"/>
  </office:meta>
</office:document-meta>
</file>